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2" table:number-rows-repeated="65530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4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4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5]-[.C5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5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5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8]-[.C8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9]-[.C9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0]-[.C10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office:value-type="string">
            <text:p>心平氣和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1]-[.C11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12]-[.C12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13]-[.C13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28">
            <text:p>2010/9/28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68">
            <text:p>68</text:p>
          </table:table-cell>
          <table:table-cell table:style-name="ce6" table:formula="of:=[.B14]-[.C14]" office:value-type="float" office:value="68">
            <text:p>68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昨晚第一次推銷，睡不好。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9">
            <text:p>2010/9/29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15]-[.C15]" office:value-type="float" office:value="55">
            <text:p>55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table:number-columns-repeated="248"/>
        </table:table-row>
        <table:table-row table:style-name="ro3">
          <table:table-cell table:style-name="ce4" office:value-type="date" office:date-value="2010-09-29">
            <text:p>2010/9/29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7">
            <text:p>77</text:p>
          </table:table-cell>
          <table:table-cell table:style-name="ce6" table:formula="of:=[.B16]-[.C16]" office:value-type="float" office:value="63">
            <text:p>63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睡得不錯，有吃香蕉</text:p>
          </table:table-cell>
          <table:table-cell table:style-name="ce6" office:value-type="string">
            <text:p>香蕉2根作早餐是不錯的習慣，柚子也是高鉀食物</text:p>
          </table:table-cell>
          <table:table-cell table:style-name="ce6" table:number-columns-repeated="247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8">
            <text:p>88</text:p>
          </table:table-cell>
          <table:table-cell table:style-name="ce6" table:formula="of:=[.B17]-[.C17]" office:value-type="float" office:value="58">
            <text:p>58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table:formula="of:=[.B18]-[.C18]" office:value-type="float" office:value="68">
            <text:p>68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13">
            <text:p>2010/10/13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75">
            <text:p>75</text:p>
          </table:table-cell>
          <table:table-cell table:style-name="ce6" table:formula="of:=[.B19]-[.C19]" office:value-type="float" office:value="43">
            <text:p>43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0-26">
            <text:p>2010/10/26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7">
            <text:p>77</text:p>
          </table:table-cell>
          <table:table-cell table:style-name="ce6" table:formula="of:=[.B20]-[.C20]" office:value-type="float" office:value="55">
            <text:p>5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3">
            <text:p>2010/11/3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1">
            <text:p>71</text:p>
          </table:table-cell>
          <table:table-cell table:style-name="ce6" table:formula="of:=[.B21]-[.C21]" office:value-type="float" office:value="57">
            <text:p>57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3">
            <text:p>2010/11/3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73">
            <text:p>73</text:p>
          </table:table-cell>
          <table:table-cell table:style-name="ce6" table:formula="of:=[.B22]-[.C22]" office:value-type="float" office:value="50">
            <text:p>50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11-03">
            <text:p>2010/11/3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23]-[.C23]" office:value-type="float" office:value="52">
            <text:p>52</text:p>
          </table:table-cell>
          <table:table-cell table:style-name="ce6" table:number-columns-repeated="3"/>
          <table:table-cell/>
          <table:table-cell table:style-name="ce6" table:number-columns-repeated="248"/>
        </table:table-row>
        <table:table-row table:style-name="ro4" table:number-rows-repeated="45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4" table:number-rows-repeated="65467">
          <table:table-cell table:number-columns-repeated="257"/>
        </table:table-row>
        <table:table-row table:style-name="ro4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2010/11/03</text:date>, <text:time>19:08:0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11-03T19:08:05.82</dc:date>
    <dc:language>en-US</dc:language>
    <meta:editing-cycles>23</meta:editing-cycles>
    <meta:editing-duration>PT04H15M47S</meta:editing-duration>
    <dc:creator>稜剛 張簡</dc:creator>
    <meta:document-statistic meta:table-count="2" meta:cell-count="145" meta:object-count="0"/>
    <meta:user-defined meta:name="Info 1"/>
    <meta:user-defined meta:name="Info 2"/>
    <meta:user-defined meta:name="Info 3"/>
    <meta:user-defined meta:name="Info 4"/>
  </office:meta>
</office:document-meta>
</file>